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5FA8933A18A788D5.png" manifest:media-type="image/png"/>
  <manifest:file-entry manifest:full-path="Pictures/10000201000003E8000005783FA81F3523C22A08.png" manifest:media-type="image/png"/>
  <manifest:file-entry manifest:full-path="Pictures/10000201000003E80000057827447ECDDBF5460B.png" manifest:media-type="image/png"/>
  <manifest:file-entry manifest:full-path="Pictures/10000201000003E8000005783953ACD60BC64A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3953ACD60BC64A8C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3953ACD60BC64A8C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27447ECDDBF5460B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27447ECDDBF5460B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3FA81F3523C22A08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5FA8933A18A788D5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3FA81F3523C22A08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5FA8933A18A788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9-05-11T05:49:06.336059461</dc:date>
    <meta:editing-duration>PT40M41S</meta:editing-duration>
    <meta:editing-cycles>22</meta:editing-cycles>
    <meta:generator>LibreOffice/5.1.6.2$Linux_X86_64 LibreOffice_project/10m0$Build-2</meta:generator>
    <meta:document-statistic meta:object-count="8"/>
  </office:meta>
</office:document-meta>
</file>